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Preformatted_20_Text">
      <style:paragraph-properties fo:padding="0cm" fo:border="none"/>
      <style:text-properties loext:padding="0cm" loext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 style:list-style-name="L1">
      <style:paragraph-properties fo:padding="0cm" fo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T3" style:family="text">
      <style:text-properties style:text-underline-style="solid" style:text-underline-width="auto" style:text-underline-color="font-color" loext:padding="0cm" loext:border="none"/>
    </style:style>
    <style:style style:name="T4" style:family="text">
      <style:text-properties style:text-underline-style="solid" style:text-underline-width="auto" style:text-underline-color="font-color"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number-of-wonderful-substrings/" text:style-name="Internet_20_link" text:visited-style-name="Visited_20_Internet_20_Link"><text:span text:style-name="T1">1915. Number of Wonderful Substrings</text:span></text:a></text:p>
      <text:p text:style-name="P4">Medium</text:p>
      <text:p text:style-name="P4"/>
      <text:p text:style-name="P5"><text:span text:style-name="T1">A </text:span><text:span text:style-name="Strong_20_Emphasis"><text:span text:style-name="T1">wonderful</text:span></text:span><text:span text:style-name="T1"> string is a string where </text:span><text:span text:style-name="Strong_20_Emphasis"><text:span text:style-name="T1">at most one</text:span></text:span><text:span text:style-name="T1"> letter appears an </text:span><text:span text:style-name="Strong_20_Emphasis"><text:span text:style-name="T1">odd</text:span></text:span><text:span text:style-name="T1"> number of times.</text:span></text:p>
      <text:list xml:id="list946209630" text:style-name="L1">
        <text:list-item>
          <text:p text:style-name="P6"><text:span text:style-name="T1">For example, </text:span><text:span text:style-name="Source_20_Text"><text:span text:style-name="T2">"ccjjc"</text:span></text:span><text:span text:style-name="T1"> and </text:span><text:span text:style-name="Source_20_Text"><text:span text:style-name="T2">"abab"</text:span></text:span><text:span text:style-name="T1"> are wonderful, but </text:span><text:span text:style-name="Source_20_Text"><text:span text:style-name="T2">"ab"</text:span></text:span><text:span text:style-name="T1"> is not.</text:span></text:p>
        </text:list-item>
      </text:list>
      <text:p text:style-name="P5"><text:span text:style-name="T1">Given a string </text:span><text:span text:style-name="Source_20_Text"><text:span text:style-name="T2">word</text:span></text:span><text:span text:style-name="T1"> that consists of the first ten lowercase English letters (</text:span><text:span text:style-name="Source_20_Text"><text:span text:style-name="T2">'a'</text:span></text:span><text:span text:style-name="T1"> through </text:span><text:span text:style-name="Source_20_Text"><text:span text:style-name="T2">'j'</text:span></text:span><text:span text:style-name="T1">), return </text:span><text:span text:style-name="Emphasis"><text:span text:style-name="T1">the </text:span></text:span><text:span text:style-name="Emphasis"><text:span text:style-name="Strong_20_Emphasis"><text:span text:style-name="T1">number of wonderful non-empty substrings</text:span></text:span></text:span><text:span text:style-name="Emphasis"><text:span text:style-name="T1"> in </text:span></text:span><text:span text:style-name="Source_20_Text"><text:span text:style-name="T2">word</text:span></text:span><text:span text:style-name="Emphasis"><text:span text:style-name="T1">. If the same substring appears multiple times in </text:span></text:span><text:span text:style-name="Source_20_Text"><text:span text:style-name="T2">word</text:span></text:span><text:span text:style-name="Emphasis"><text:span text:style-name="T1">, then count </text:span></text:span><text:span text:style-name="Emphasis"><text:span text:style-name="Strong_20_Emphasis"><text:span text:style-name="T1">each occurrence</text:span></text:span></text:span><text:span text:style-name="Emphasis"><text:span text:style-name="T1"> separately.</text:span></text:span></text:p>
      <text:p text:style-name="P5"><text:span text:style-name="T1">A </text:span><text:span text:style-name="Strong_20_Emphasis"><text:span text:style-name="T1">substring</text:span></text:span><text:span text:style-name="T1"> is a contiguous sequence of characters in a string.</text:span></text:p>
      <text:p text:style-name="P7"> </text:p>
      <text:p text:style-name="P5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word = "aba"</text:span></text:p>
      <text:p text:style-name="P2"><text:span text:style-name="Strong_20_Emphasis"><text:span text:style-name="T1">Output:</text:span></text:span><text:span text:style-name="T1"> 4</text:span></text:p>
      <text:p text:style-name="P2"><text:span text:style-name="Strong_20_Emphasis"><text:span text:style-name="T1">Explanation:</text:span></text:span><text:span text:style-name="T1"> The four wonderful substrings are underlined below:</text:span></text:p>
      <text:p text:style-name="P2"><text:span text:style-name="T1">- "</text:span><text:span text:style-name="Strong_20_Emphasis"><text:span text:style-name="T3">a</text:span></text:span><text:span text:style-name="T1">ba" -&gt; "a"</text:span></text:p>
      <text:p text:style-name="P2"><text:span text:style-name="T1">- "a</text:span><text:span text:style-name="Strong_20_Emphasis"><text:span text:style-name="T3">b</text:span></text:span><text:span text:style-name="T1">a" -&gt; "b"</text:span></text:p>
      <text:p text:style-name="P2"><text:span text:style-name="T1">- "ab</text:span><text:span text:style-name="Strong_20_Emphasis"><text:span text:style-name="T3">a</text:span></text:span><text:span text:style-name="T1">" -&gt; "a"</text:span></text:p>
      <text:p text:style-name="P1"><text:span text:style-name="T1">- "</text:span><text:span text:style-name="Strong_20_Emphasis"><text:span text:style-name="T3">aba</text:span></text:span><text:span text:style-name="T1">" -&gt; "aba"</text:span></text:p>
      <text:p text:style-name="P5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word = "aabb"</text:span></text:p>
      <text:p text:style-name="P2"><text:span text:style-name="Strong_20_Emphasis"><text:span text:style-name="T1">Output:</text:span></text:span><text:span text:style-name="T1"> 9</text:span></text:p>
      <text:p text:style-name="P2"><text:span text:style-name="Strong_20_Emphasis"><text:span text:style-name="T1">Explanation:</text:span></text:span><text:span text:style-name="T1"> The nine wonderful substrings are underlined below:</text:span></text:p>
      <text:p text:style-name="P2"><text:span text:style-name="T1">- "</text:span><text:span text:style-name="Strong_20_Emphasis"><text:span text:style-name="T3">a</text:span></text:span><text:span text:style-name="T1">abb" -&gt; "a"</text:span></text:p>
      <text:p text:style-name="P2"><text:span text:style-name="T1">- "</text:span><text:span text:style-name="Strong_20_Emphasis"><text:span text:style-name="T3">aa</text:span></text:span><text:span text:style-name="T1">bb" -&gt; "aa"</text:span></text:p>
      <text:p text:style-name="P2"><text:span text:style-name="T1">- "</text:span><text:span text:style-name="Strong_20_Emphasis"><text:span text:style-name="T3">aab</text:span></text:span><text:span text:style-name="T1">b" -&gt; "aab"</text:span></text:p>
      <text:p text:style-name="P2"><text:span text:style-name="T1">- "</text:span><text:span text:style-name="Strong_20_Emphasis"><text:span text:style-name="T3">aabb</text:span></text:span><text:span text:style-name="T1">" -&gt; "aabb"</text:span></text:p>
      <text:p text:style-name="P2"><text:span text:style-name="T1">- "a</text:span><text:span text:style-name="Strong_20_Emphasis"><text:span text:style-name="T3">a</text:span></text:span><text:span text:style-name="T1">bb" -&gt; "a"</text:span></text:p>
      <text:p text:style-name="P2"><text:span text:style-name="T1">- "a</text:span><text:span text:style-name="Strong_20_Emphasis"><text:span text:style-name="T3">abb</text:span></text:span><text:span text:style-name="T1">" -&gt; "abb"</text:span></text:p>
      <text:p text:style-name="P2"><text:span text:style-name="T1">- "aa</text:span><text:span text:style-name="Strong_20_Emphasis"><text:span text:style-name="T3">b</text:span></text:span><text:span text:style-name="T1">b" -&gt; "b"</text:span></text:p>
      <text:p text:style-name="P2"><text:span text:style-name="T1">- "aa</text:span><text:span text:style-name="Strong_20_Emphasis"><text:span text:style-name="T3">bb</text:span></text:span><text:span text:style-name="T1">" -&gt; "bb"</text:span></text:p>
      <text:p text:style-name="P1"><text:span text:style-name="T1">- "aab</text:span><text:span text:style-name="Strong_20_Emphasis"><text:span text:style-name="T3">b</text:span></text:span><text:span text:style-name="T1">" -&gt; "b"</text:span></text:p>
      <text:p text:style-name="P5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word = "he"</text:span></text:p>
      <text:p text:style-name="P2"><text:span text:style-name="Strong_20_Emphasis"><text:span text:style-name="T1">Output:</text:span></text:span><text:span text:style-name="T1"> 2</text:span></text:p>
      <text:p text:style-name="P2"><text:span text:style-name="Strong_20_Emphasis"><text:span text:style-name="T1">Explanation:</text:span></text:span><text:span text:style-name="T1"> The two wonderful substrings are underlined below:</text:span></text:p>
      <text:p text:style-name="P3">- "<text:span text:style-name="T4">h</text:span>e" -&gt; "h"</text:p>
      <text:p text:style-name="P1"><text:span text:style-name="T1">- "h</text:span><text:span text:style-name="Strong_20_Emphasis"><text:span text:style-name="T3">e</text:span></text:span><text:span text:style-name="T1">" -&gt; "e"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30T18:37:33.761000000</dc:date>
    <meta:editing-duration>PT10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34" meta:word-count="193" meta:character-count="1039" meta:non-whitespace-character-count="879"/>
  </office:meta>
</office:document-meta>
</file>